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6fe1" officeooo:paragraph-rsid="00176fe1"/>
    </style:style>
    <style:style style:name="P2" style:family="paragraph" style:parent-style-name="Standard">
      <style:paragraph-properties fo:text-align="start" style:justify-single-word="false"/>
      <style:text-properties officeooo:rsid="0017f774" officeooo:paragraph-rsid="0017f774"/>
    </style:style>
    <style:style style:name="P3" style:family="paragraph" style:parent-style-name="Standard">
      <style:paragraph-properties fo:text-align="start" style:justify-single-word="false"/>
      <style:text-properties officeooo:rsid="00199f9a" officeooo:paragraph-rsid="00199f9a"/>
    </style:style>
    <style:style style:name="P4" style:family="paragraph" style:parent-style-name="Standard">
      <style:paragraph-properties fo:text-align="start" style:justify-single-word="false"/>
      <style:text-properties officeooo:rsid="001a1bd0" officeooo:paragraph-rsid="001a1bd0"/>
    </style:style>
    <style:style style:name="P5" style:family="paragraph" style:parent-style-name="Standard">
      <style:text-properties style:text-underline-style="solid" style:text-underline-width="auto" style:text-underline-color="font-color" officeooo:rsid="00176fe1" officeooo:paragraph-rsid="00199f9a"/>
    </style:style>
    <style:style style:name="P6" style:family="paragraph" style:parent-style-name="Standard">
      <style:paragraph-properties fo:text-align="start" style:justify-single-word="false"/>
      <style:text-properties officeooo:rsid="00176fe1" officeooo:paragraph-rsid="00199f9a"/>
    </style:style>
    <style:style style:name="P7" style:family="paragraph" style:parent-style-name="Standard">
      <style:paragraph-properties fo:text-align="start" style:justify-single-word="false"/>
      <style:text-properties officeooo:rsid="001a1bd0" officeooo:paragraph-rsid="001a1bd0"/>
    </style:style>
    <style:style style:name="P8" style:family="paragraph" style:parent-style-name="Standard">
      <style:paragraph-properties fo:text-align="start" style:justify-single-word="false"/>
      <style:text-properties officeooo:rsid="001b3f65" officeooo:paragraph-rsid="001b3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ttendence table</text:p>
      <text:p text:style-name="P6">create table attendence( eid varchar(20) references employee(eid), date_of_day <text:s/>date , time_of_entrance time , time_of_exit time, present_absent varcahr(20));</text:p>
      <text:p text:style-name="P1"/>
      <text:p text:style-name="P2">*Add contraint that date of attendence should not previous date</text:p>
      <text:p text:style-name="P2">alter table attendence add constraint check_date check(date_of_day = current_date());</text:p>
      <text:p text:style-name="P1"/>
      <text:p text:style-name="P2">*check how many hours employee work</text:p>
      <text:p text:style-name="P2">select a.time_of_exit - a.time_of_entrance as diff,first_name from attendence a inner join employee e on a.emp_id=e.emp_id;</text:p>
      <text:p text:style-name="P1"/>
      <text:p text:style-name="P2">* time_of_exit <text:s/>should be greater than time_of_entrance</text:p>
      <text:p text:style-name="P2">alter table attendence add constraint check_con check(time_of_exit &gt; time_of_entrance);</text:p>
      <text:p text:style-name="P3">when try to perform insert</text:p>
      <text:p text:style-name="P3">hrms1=# insert into attendence values('TRAIN003','2016-12-15','10:20:00','10:10:00','absent');</text:p>
      <text:p text:style-name="P3">ERROR: <text:s/>new row for relation "attendence" violates check constraint "check_con"</text:p>
      <text:p text:style-name="P3">DETAIL: <text:s/>Failing row contains (TRAIN003, 2016-12-15, 10:20:00, 10:10:00, absent).</text:p>
      <text:p text:style-name="P3"/>
      <text:p text:style-name="P4">*inner join operation</text:p>
      <text:p text:style-name="P4">select a.time_of_exit - a.time_of_entrance as diff,first_name from attendence a inner join employee e on a.emp_id=e.emp_id and first_name='Anand';</text:p>
      <text:p text:style-name="P4"><text:s text:c="3"/>diff <text:s text:c="2"/>| first_name </text:p>
      <text:p text:style-name="P4">----------+------------</text:p>
      <text:p text:style-name="P4"><text:s/>00:13:00 | Anand</text:p>
      <text:p text:style-name="P4">(1 row)</text:p>
      <text:p text:style-name="P4"/>
      <text:p text:style-name="P4"/>
      <text:p text:style-name="P4"/>
      <text:p text:style-name="P8"><text:s/>alter table emp_qualification alter column highschool_per TYPE decimal using(highschool_per::decima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14:13.789284808</meta:creation-date>
    <dc:date>2016-11-17T18:41:10.150919305</dc:date>
    <meta:editing-duration>PT1H2M52S</meta:editing-duration>
    <meta:editing-cycles>3</meta:editing-cycles>
    <meta:generator>LibreOffice/4.4.2.2$Linux_x86 LibreOffice_project/40m0$Build-2</meta:generator>
    <meta:document-statistic meta:table-count="0" meta:image-count="0" meta:object-count="0" meta:page-count="1" meta:paragraph-count="19" meta:word-count="143" meta:character-count="1241" meta:non-whitespace-character-count="1106"/>
  </office:meta>
</office:document-meta>
</file>